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ListParagraph" style:list-style-name="LFO1" style:family="paragraph">
      <style:paragraph-properties fo:text-align="justify"/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" style:parent-style-name="ListParagraph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" style:parent-style-name="ListParagraph" style:list-style-name="LFO1" style:family="paragraph">
      <style:paragraph-properties fo:text-align="justify"/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" style:parent-style-name="ListParagraph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" style:parent-style-name="ListParagraph" style:list-style-name="LFO1" style:family="paragraph">
      <style:paragraph-properties fo:text-align="justify"/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0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1" style:parent-style-name="ListParagraph" style:list-style-name="LFO2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STRUTTURA DEI DATI: ANALISI DELLE VENDITE</text:p>
      <text:p text:style-name="P2"/>
      <text:list text:style-name="LFO1" text:continue-numbering="true">
        <text:list-item>
          <text:p text:style-name="P3">Entità principale: Vendite.</text:p>
        </text:list-item>
      </text:list>
      <text:p text:style-name="P4">Campi:</text:p>
      <text:list text:style-name="LFO2" text:continue-numbering="true">
        <text:list-item>
          <text:p text:style-name="P5">COD PROD 1: Codice del prodotto (lettere). Tipo di dati: Testo.</text:p>
        </text:list-item>
        <text:list-item>
          <text:p text:style-name="P6">COD PROD 2: Codice del prodotto (numeri). Tipo di dati: Numerico.</text:p>
        </text:list-item>
        <text:list-item>
          <text:p text:style-name="P7">Collaboratore: Nome del collaboratore associato alla vendita. Tipo di dati: Testo.</text:p>
        </text:list-item>
        <text:list-item>
          <text:p text:style-name="P8">Regione: Regione in cui è avvenuta la vendita. Tipo di dati: Testo.</text:p>
        </text:list-item>
        <text:list-item>
          <text:p text:style-name="P9">Data Ordine: Data in cui è avvenuto l’ordine. Tipo di dati: Testo.</text:p>
        </text:list-item>
        <text:list-item>
          <text:p text:style-name="P10">CATPROD: Categorie e nome del prodotto. Tipo di dati: Testo.</text:p>
        </text:list-item>
        <text:list-item>
          <text:p text:style-name="P11">Prezzo unitario: Prezzo di vendita unitario del prodotto. Tipo di dati: Valuta.</text:p>
        </text:list-item>
        <text:list-item>
          <text:p text:style-name="P12">Quantità: Numero di unità vendute del prodotto. Tipo di dati: Numerico.</text:p>
        </text:list-item>
        <text:list-item>
          <text:p text:style-name="P13">TOTALE: Prezzo totale, dato dalla molti dato dalla moltiplicazione del prezzo unitario per la quantità. Tipo di dati: Valuta.</text:p>
        </text:list-item>
        <text:list-item>
          <text:p text:style-name="P14">Caratteri finali: Ultimi 4 numeri del Codice Prodotto. Tipo di dati: Numerico.<text:s/></text:p>
        </text:list-item>
        <text:list-item>
          <text:p text:style-name="P15">IVA: Imposta sul valore aggiunto (22% del prezzo totale. Tipo di dati: Valuta.</text:p>
        </text:list-item>
        <text:list-item>
          <text:p text:style-name="P16">SE: Indica se la quantità del prodotto venduto è superiore (TROVATO) o no (NON TROVATO) a 20. Tipo di dati: Testo.<text:s/></text:p>
        </text:list-item>
        <text:list-item>
          <text:p text:style-name="P17">se dopo aprile: Indica se il prodotto è stato venduta dopo (dopo aprile) o prima (prima aprile) di aprile di ciascun anno. Tipo di dati: Testo.</text:p>
        </text:list-item>
        <text:list-item>
          <text:p text:style-name="P18">CATEGORIA: Categoria del prodotto. Tipo di dati: Testo.</text:p>
        </text:list-item>
        <text:list-item>
          <text:p text:style-name="P19">PRODOTTI: Nome del prodotto. Tipo di dati: Testo.</text:p>
        </text:list-item>
        <text:list-item>
          <text:p text:style-name="P20">Personalizzato: Indica se il prodotto è un’auto (1) o una moto (2).</text:p>
        </text:list-item>
      </text:list>
      <text:p text:style-name="P21"/>
      <text:list text:style-name="LFO1" text:continue-numbering="true">
        <text:list-item>
          <text:p text:style-name="P22">Altra entità: SECONDA</text:p>
        </text:list-item>
      </text:list>
      <text:p text:style-name="P23">Campi:</text:p>
      <text:list text:style-name="LFO2" text:continue-numbering="true">
        <text:list-item>
          <text:p text:style-name="P24">Collaboratore:<text:s/>: Nome del collaboratore associato alla vendita. Tipo di dati: Testo.</text:p>
        </text:list-item>
        <text:list-item>
          <text:p text:style-name="P25">Conteggio quantità: Quantità totale di prodotti venduti dal collaboratore. Tipo di dati: Numerico.</text:p>
        </text:list-item>
      </text:list>
      <text:p text:style-name="P26"/>
      <text:list text:style-name="LFO1" text:continue-numbering="true">
        <text:list-item>
          <text:p text:style-name="P27">Altra entità: TOTALE FATTURATO REGIONE</text:p>
        </text:list-item>
      </text:list>
      <text:p text:style-name="P28">Campi:</text:p>
      <text:list text:style-name="LFO2" text:continue-numbering="true">
        <text:list-item>
          <text:p text:style-name="P29">Regione: Regione in cui è avvenuta la vendita. Tipo di dati: Testo.</text:p>
        </text:list-item>
        <text:list-item>
          <text:p text:style-name="P30">Conteggio: Quantità totale di prodotti venduti in ciascuna Regione. Tipo di dati: Numerico.</text:p>
        </text:list-item>
        <text:list-item>
          <text:p text:style-name="P31">Σ TOTALE FATTURATO REGIONE: Conteggio delle righe presenti nella tabella. Tipo di dati: Numerico.</text:p>
        </text:list-item>
      </text:list>
      <text:p text:style-name="P32"/>
      <text:p text:style-name="P33">Roma, 14 febbraio 2024</text:p>
      <text:p text:style-name="P34">Naira Koehler Cammarata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istrator</meta:initial-creator>
    <dc:creator>Administrator</dc:creator>
    <meta:creation-date>2024-02-14T17:48:00Z</meta:creation-date>
    <dc:date>2024-02-14T18:04:00Z</dc:date>
    <meta:template xlink:href="Normal" xlink:type="simple"/>
    <meta:editing-cycles>4</meta:editing-cycles>
    <meta:editing-duration>PT960S</meta:editing-duration>
    <meta:document-statistic meta:page-count="1" meta:paragraph-count="3" meta:word-count="287" meta:character-count="1923" meta:row-count="13" meta:non-whitespace-character-count="1639"/>
  </office:meta>
</office:document-meta>
</file>